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opacity="50%" draw:textarea-horizontal-align="left" draw:textarea-vertical-align="bottom" draw:auto-grow-height="false" draw:shadow-opacity="50%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3" style:family="paragraph">
      <style:paragraph-properties fo:text-align="center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7cm" svg:height="6.6cm" svg:x="12.9cm" svg:y="6cm">
          <text:p text:style-name="P1"><text:span text:style-name="T1">plex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1" draw:layer="layout" svg:width="3.233cm" svg:height="0.808cm" svg:x="6.934cm" svg:y="6.191cm">
          <text:p text:style-name="P1"><text:span text:style-name="T1">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5" draw:layer="layout" svg:width="3.232cm" svg:height="0.808cm" svg:x="6.934cm" svg:y="4.891cm">
          <text:p text:style-name="P1"><text:span text:style-name="T1">comp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8.55cm" svg:y1="6.999cm" svg:x2="6.65cm" svg:y2="8.392cm" draw:start-shape="id1" draw:start-glue-point="2" draw:end-shape="id2" draw:end-glue-point="0" svg:d="m8550 6999-1900 1393">
          <text:p/>
        </draw:connector>
        <draw:custom-shape draw:style-name="gr2" draw:text-style-name="P2" draw:id="id3" draw:layer="layout" svg:width="3.23cm" svg:height="0.81cm" svg:x="6.934cm" svg:y="2.1cm">
          <text:p text:style-name="P1"><text:span text:style-name="T1">distrib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8.549cm" svg:y1="2.91cm" svg:x2="8.549cm" svg:y2="3.491cm" draw:start-shape="id3" draw:start-glue-point="2" draw:end-shape="id4" draw:end-glue-point="0" svg:d="m8549 2910v581">
          <text:p/>
        </draw:connector>
        <draw:connector draw:style-name="gr3" draw:text-style-name="P3" draw:layer="layout" draw:type="line" svg:x1="8.55cm" svg:y1="5.699cm" svg:x2="8.55cm" svg:y2="6.191cm" draw:start-shape="id5" draw:start-glue-point="2" draw:end-shape="id1" draw:end-glue-point="0" svg:d="m8550 5699v492">
          <text:p/>
        </draw:connector>
        <draw:custom-shape draw:style-name="gr4" draw:text-style-name="P2" draw:id="id6" draw:layer="layout" svg:width="3.8cm" svg:height="0.809cm" svg:x="13.1cm" svg:y="6.191cm">
          <text:p text:style-name="P1"><text:span text:style-name="T1">sec-dispatc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0.167cm" svg:y1="6.595cm" svg:x2="13.1cm" svg:y2="6.595cm" draw:start-shape="id1" draw:start-glue-point="1" draw:end-shape="id6" draw:end-glue-point="3" svg:d="m10167 6595h2933">
          <text:p/>
        </draw:connector>
        <draw:custom-shape draw:style-name="gr4" draw:text-style-name="P2" draw:id="id7" draw:layer="layout" svg:width="3.8cm" svg:height="0.81cm" svg:x="13.1cm" svg:y="3.491cm">
          <text:p text:style-name="P1"><text:span text:style-name="T1">commons-c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934cm" svg:y1="3.896cm" svg:x2="13.1cm" svg:y2="3.896cm" draw:start-shape="id4" draw:start-glue-point="3" draw:end-shape="id7" svg:d="m6934 3896h6166">
          <text:p/>
        </draw:connector>
        <draw:custom-shape draw:style-name="gr4" draw:text-style-name="P2" draw:layer="layout" svg:width="2.2cm" svg:height="0.809cm" svg:x="17.4cm" svg:y="11.491cm">
          <text:p text:style-name="P1"><text:span text:style-name="T1">ut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2" draw:layer="layout" svg:width="3.232cm" svg:height="0.808cm" svg:x="5.034cm" svg:y="8.392cm">
          <text:p text:style-name="P1"><text:span text:style-name="T1">plugin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8" draw:layer="layout" svg:width="3.232cm" svg:height="0.808cm" svg:x="3.068cm" svg:y="9.792cm">
          <text:p text:style-name="P1"><text:span text:style-name="T1">artif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4" draw:layer="layout" svg:width="3.23cm" svg:height="0.81cm" svg:x="6.934cm" svg:y="3.491cm">
          <text:p text:style-name="P1"><text:span text:style-name="T1">embed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65cm" svg:y1="9.2cm" svg:x2="4.684cm" svg:y2="9.792cm" draw:start-shape="id2" draw:start-glue-point="2" draw:end-shape="id8" draw:end-glue-point="0" svg:d="m6650 9200-1966 592">
          <text:p/>
        </draw:connector>
        <draw:connector draw:style-name="gr3" draw:text-style-name="P3" draw:layer="layout" draw:type="line" svg:x1="8.549cm" svg:y1="4.301cm" svg:x2="8.55cm" svg:y2="4.891cm" draw:start-shape="id4" draw:start-glue-point="2" draw:end-shape="id5" draw:end-glue-point="0" svg:d="m8549 4301 1 590">
          <text:p/>
        </draw:connector>
        <draw:custom-shape draw:style-name="gr2" draw:text-style-name="P2" draw:id="id9" draw:layer="layout" svg:width="3.232cm" svg:height="0.808cm" svg:x="1.334cm" svg:y="7.792cm">
          <text:p text:style-name="P1"><text:span text:style-name="T1">settin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8.55cm" svg:y1="6.999cm" svg:x2="2.95cm" svg:y2="7.792cm" draw:start-shape="id1" draw:start-glue-point="2" draw:end-shape="id9" draw:end-glue-point="0" svg:d="m8550 6999-5600 793">
          <text:p/>
        </draw:connector>
        <draw:custom-shape draw:style-name="gr2" draw:text-style-name="P2" draw:id="id10" draw:layer="layout" svg:width="3.232cm" svg:height="0.808cm" svg:x="8.8cm" svg:y="7.792cm">
          <text:p text:style-name="P1"><text:span text:style-name="T1">model-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id="id11" draw:layer="layout" svg:width="3.23cm" svg:height="0.81cm" svg:x="7cm" svg:y="9.792cm">
          <text:p text:style-name="P1"><text:span text:style-name="T1">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0.416cm" svg:y1="8.6cm" svg:x2="8.615cm" svg:y2="9.792cm" draw:start-shape="id10" draw:start-glue-point="2" draw:end-shape="id11" draw:end-glue-point="0" svg:d="m10416 8600-1801 1192">
          <text:p/>
        </draw:connector>
        <draw:connector draw:style-name="gr3" draw:text-style-name="P3" draw:layer="layout" draw:type="line" svg:x1="8.55cm" svg:y1="6.999cm" svg:x2="10.416cm" svg:y2="7.792cm" draw:start-shape="id1" draw:start-glue-point="2" draw:end-shape="id10" draw:end-glue-point="0" svg:d="m8550 6999 1866 793">
          <text:p/>
        </draw:connector>
        <draw:connector draw:style-name="gr3" draw:text-style-name="P3" draw:layer="layout" draw:type="line" svg:x1="6.65cm" svg:y1="9.2cm" svg:x2="8.615cm" svg:y2="9.792cm" draw:start-shape="id2" draw:start-glue-point="2" draw:end-shape="id11" draw:end-glue-point="0" svg:d="m6650 9200 1965 592">
          <text:p/>
        </draw:connector>
        <draw:custom-shape draw:style-name="gr4" draw:text-style-name="P2" draw:id="id12" draw:layer="layout" svg:width="1.9cm" svg:height="0.809cm" svg:x="17.8cm" svg:y="6.191cm">
          <text:p text:style-name="P1"><text:span text:style-name="T1">ciph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6.9cm" svg:y1="6.595cm" svg:x2="17.8cm" svg:y2="6.595cm" draw:start-shape="id6" draw:start-glue-point="1" draw:end-shape="id12" draw:end-glue-point="3" svg:d="m16900 6595h900">
          <text:p/>
        </draw:connector>
        <draw:custom-shape draw:style-name="gr4" draw:text-style-name="P2" draw:id="id13" draw:layer="layout" svg:width="3.8cm" svg:height="0.81cm" svg:x="13.1cm" svg:y="7.3cm">
          <text:p text:style-name="P1"><text:span text:style-name="T1">interpo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2.032cm" svg:y1="8.196cm" svg:x2="13.1cm" svg:y2="7.705cm" draw:start-shape="id10" draw:start-glue-point="1" draw:end-shape="id13" svg:d="m12032 8196 1068-491">
          <text:p/>
        </draw:connector>
        <draw:custom-shape draw:style-name="gr4" draw:text-style-name="P2" draw:id="id14" draw:layer="layout" svg:width="5.5cm" svg:height="0.809cm" svg:x="13.1cm" svg:y="8.391cm">
          <text:p text:style-name="P1"><text:span text:style-name="T1">component-annot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2.032cm" svg:y1="8.196cm" svg:x2="13.1cm" svg:y2="8.795cm" draw:start-shape="id10" draw:start-glue-point="1" draw:end-shape="id14" draw:end-glue-point="3" svg:d="m12032 8196 1068 599">
          <text:p/>
        </draw:connector>
        <draw:custom-shape draw:style-name="gr4" draw:text-style-name="P2" draw:id="id15" draw:layer="layout" svg:width="4.6cm" svg:height="0.809cm" svg:x="13.1cm" svg:y="4.891cm">
          <text:p text:style-name="P1"><text:span text:style-name="T1">wagon-provider-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0.166cm" svg:y1="5.295cm" svg:x2="13.1cm" svg:y2="5.295cm" draw:start-shape="id5" draw:end-shape="id15" draw:end-glue-point="3" svg:d="m10166 5295h2934">
          <text:p/>
        </draw:connector>
        <draw:custom-shape draw:style-name="gr4" draw:text-style-name="P2" draw:id="id16" draw:layer="layout" svg:width="4.2cm" svg:height="0.809cm" svg:x="13.1cm" svg:y="9.491cm">
          <text:p text:style-name="P1"><text:span text:style-name="T1">container-defa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id="id17" draw:layer="layout" svg:width="3.233cm" svg:height="0.809cm" svg:x="13.584cm" svg:y="10.9cm">
          <text:p text:style-name="P1"><text:span text:style-name="T1">classworl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15.2cm" svg:y1="10.3cm" svg:x2="15.2cm" svg:y2="10.9cm" draw:start-shape="id16" draw:end-shape="id17" draw:end-glue-point="0" svg:d="m15200 10300v600">
          <text:p/>
        </draw:connector>
        <draw:connector draw:style-name="gr3" draw:text-style-name="P3" draw:layer="layout" draw:type="line" svg:x1="8.266cm" svg:y1="8.796cm" svg:x2="13.1cm" svg:y2="9.895cm" draw:start-shape="id2" draw:start-glue-point="1" draw:end-shape="id16" draw:end-glue-point="3" svg:d="m8266 8796 4834 1099">
          <text:p/>
        </draw:connector>
        <draw:custom-shape draw:style-name="gr2" draw:text-style-name="P2" draw:id="id18" draw:layer="layout" svg:width="4.7cm" svg:height="0.808cm" svg:x="1.4cm" svg:y="6.192cm">
          <text:p text:style-name="P1"><text:span text:style-name="T1">repository-meta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draw:type="line" svg:x1="6.934cm" svg:y1="6.595cm" svg:x2="6.1cm" svg:y2="6.596cm" draw:start-shape="id1" draw:start-glue-point="3" draw:end-shape="id18" draw:end-glue-point="1" svg:d="m6934 6595-834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08-12-20T23:12:09</meta:creation-date>
    <dc:date>2010-06-25T20:00:19</dc:date>
    <meta:editing-cycles>25</meta:editing-cycles>
    <meta:editing-duration>PT05H55M51S</meta:editing-duration>
    <dc:creator>Hervé Boutemy</dc:creator>
    <meta:document-statistic meta:object-count="38"/>
    <meta:user-defined meta:name="Info 1"/>
    <meta:user-defined meta:name="Info 2"/>
    <meta:user-defined meta:name="Info 3"/>
    <meta:user-defined meta:name="Info 4"/>
  </office:meta>
</office:document-meta>
</file>